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C000002A3639B6409.png" manifest:media-type="image/png"/>
  <manifest:file-entry manifest:full-path="Pictures/10000001000006860000036B726FA8D5.png" manifest:media-type="image/png"/>
  <manifest:file-entry manifest:full-path="Pictures/10000001000004C90000028AA610BCAA.png" manifest:media-type="image/png"/>
  <manifest:file-entry manifest:full-path="Pictures/100000010000069B00000383F19367F5.png" manifest:media-type="image/png"/>
  <manifest:file-entry manifest:full-path="Pictures/10000001000006950000037A1F71EEC4.png" manifest:media-type="image/png"/>
  <manifest:file-entry manifest:full-path="Pictures/1000000100000221000002BAF0BF44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74cm" fo:min-width="2.623cm" fo:padding-top="0.151cm" fo:padding-bottom="0.151cm" fo:padding-left="0.276cm" fo:padding-right="0.276cm" draw:shadow="hidden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cm" fo:min-width="2.623cm" fo:padding-top="0.151cm" fo:padding-bottom="0.151cm" fo:padding-left="0.276cm" fo:padding-right="0.276cm" draw:shadow="hidden" loext:decorative="fals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cm" fo:min-width="1.671cm" fo:padding-top="0.151cm" fo:padding-bottom="0.151cm" fo:padding-left="0.276cm" fo:padding-right="0.276cm" draw:shadow="hidden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19cm" fo:min-width="4.528cm" fo:padding-top="0.151cm" fo:padding-bottom="0.151cm" fo:padding-left="0.276cm" fo:padding-right="0.276cm" draw:shadow="hidden" loext:decorative="false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774cm" fo:min-width="3.558cm" fo:padding-top="0.151cm" fo:padding-bottom="0.151cm" fo:padding-left="0.276cm" fo:padding-right="0.276cm" draw:shadow="hidden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1.603cm" fo:min-width="3.558cm" fo:padding-top="0.151cm" fo:padding-bottom="0.151cm" fo:padding-left="0.276cm" fo:padding-right="0.276cm" draw:shadow="hidden" loext:decorative="fals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1.242cm" fo:min-width="3.041cm" fo:padding-top="0.151cm" fo:padding-bottom="0.151cm" fo:padding-left="0.276cm" fo:padding-right="0.276cm" draw:shadow="hidden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3cm" svg:height="6.573cm" svg:x="6.397cm" svg:y="3.857cm">
          <draw:image xlink:href="Pictures/10000001000006860000036B726FA8D5.png" xlink:type="simple" xlink:show="embed" xlink:actuate="onLoad" draw:mime-type="image/png">
            <text:p/>
          </draw:image>
        </draw:frame>
        <draw:frame draw:style-name="gr1" draw:text-style-name="P1" draw:layer="layout" svg:width="13.652cm" svg:height="6.669cm" svg:x="6.715cm" svg:y="11.889cm">
          <draw:image xlink:href="Pictures/100000010000069B00000383F19367F5.png" xlink:type="simple" xlink:show="embed" xlink:actuate="onLoad" draw:mime-type="image/png">
            <text:p/>
          </draw:image>
        </draw:frame>
        <draw:frame draw:style-name="gr1" draw:text-style-name="P1" draw:layer="layout" svg:width="14.827cm" svg:height="7.196cm" svg:x="6.08cm" svg:y="20.156cm">
          <draw:image xlink:href="Pictures/10000001000006950000037A1F71EEC4.png" xlink:type="simple" xlink:show="embed" xlink:actuate="onLoad" draw:mime-type="image/png">
            <text:p/>
          </draw:image>
        </draw:frame>
        <draw:custom-shape draw:style-name="gr2" draw:text-style-name="P2" draw:layer="layout" svg:width="3.175cm" svg:height="0.476cm" svg:x="8.937cm" svg:y="6.5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279cm" svg:x="9.338cm" svg:y="13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23cm" svg:height="0.278cm" svg:x="6.397cm" svg:y="21.70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2.477cm" svg:height="6.62cm" svg:x="6.08cm" svg:y="2.635cm">
          <draw:image xlink:href="Pictures/10000001000004C90000028AA610BCAA.png" xlink:type="simple" xlink:show="embed" xlink:actuate="onLoad" draw:mime-type="image/png">
            <text:p/>
          </draw:image>
        </draw:frame>
        <draw:frame draw:style-name="gr1" draw:text-style-name="P1" draw:layer="layout" svg:width="8.852cm" svg:height="11.338cm" svg:x="7.567cm" svg:y="13.282cm">
          <draw:image xlink:href="Pictures/1000000100000221000002BAF0BF44C2.png" xlink:type="simple" xlink:show="embed" xlink:actuate="onLoad" draw:mime-type="image/png">
            <text:p/>
          </draw:image>
        </draw:frame>
        <draw:custom-shape draw:style-name="gr5" draw:text-style-name="P2" draw:layer="layout" svg:width="5.08cm" svg:height="0.621cm" svg:x="8.62cm" svg:y="19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1cm" svg:height="1.076cm" svg:x="9.99cm" svg:y="4.2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9.058cm" svg:height="10.398cm" svg:x="8.452cm" svg:y="2.349cm">
          <draw:image xlink:href="Pictures/100000010000024C000002A3639B6409.png" xlink:type="simple" xlink:show="embed" xlink:actuate="onLoad" draw:mime-type="image/png">
            <text:p/>
          </draw:image>
        </draw:frame>
        <draw:frame draw:style-name="gr1" draw:text-style-name="P1" draw:layer="layout" svg:width="9.208cm" svg:height="10.57cm" svg:x="8.302cm" svg:y="14.335cm">
          <draw:image xlink:href="Pictures/100000010000024C000002A3639B6409.png" xlink:type="simple" xlink:show="embed" xlink:actuate="onLoad" draw:mime-type="image/png">
            <text:p/>
          </draw:image>
        </draw:frame>
        <draw:custom-shape draw:style-name="gr7" draw:text-style-name="P2" draw:layer="layout" svg:width="4.11cm" svg:height="1.905cm" svg:x="12.747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93cm" svg:height="1.544cm" svg:x="12.847cm" svg:y="21.2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06:37:11.153121200</meta:creation-date>
    <dc:date>2025-08-12T05:50:01.955642500</dc:date>
    <meta:editing-duration>PT5M19S</meta:editing-duration>
    <meta:editing-cycles>3</meta:editing-cycles>
    <meta:generator>LibreOffice/25.2.5.2$Windows_X86_64 LibreOffice_project/03d19516eb2e1dd5d4ccd751a0d6f35f35e08022</meta:generator>
    <meta:print-date>2025-08-12T05:49:59.916633100</meta:print-date>
    <meta:document-statistic meta:object-count="14"/>
  </office:meta>
</office:document-meta>
</file>